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/>
      <text:p text:style-name="Standard">&lt;?</text:p>
      <text:p text:style-name="Standard">if (isset($POST["iv_color"]))</text:p>
      <text:p text:style-name="Standard"><text:tab/>print_r($POST["iv_color"]);</text:p>
      <text:p text:style-name="Standard">?&gt;</text:p>
      <text:p text:style-name="Standard"/>
      <text:p text:style-name="Standard">&lt;?</text:p>
      <text:p text:style-name="Standard">$bg_color="#fff";</text:p>
      <text:p text:style-name="Standard">if (isset($_POST["iv_color"]))</text:p>
      <text:p text:style-name="Standard"><text:tab/>$bg_color=$_POST["iv_color"];</text:p>
      <text:p text:style-name="Standard"><text:tab/>else</text:p>
      <text:p text:style-name="Standard"><text:tab/>$bg_color="#fff";</text:p>
      <text:p text:style-name="Standard">?&gt;</text:p>
      <text:p text:style-name="Standard">&lt;html lang="en"&gt;</text:p>
      <text:p text:style-name="Standard"><text:s text:c="2"/>&lt;head&gt;</text:p>
      <text:p text:style-name="Standard"><text:s text:c="4"/>&lt;!-- Required meta tags --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/>
      <text:p text:style-name="Standard"><text:s text:c="4"/>&lt;!-- Bootstrap CSS --&gt;</text:p>
      <text:p text:style-name="Standard"><text:s text:c="4"/>&lt;link href="https://cdn.jsdelivr.net/npm/bootstrap@5.1.3/dist/css/bootstrap.min.css" rel="stylesheet" integrity="sha384-1BmE4kWBq78iYhFldvKuhfTAU6auU8tT94WrHftjDbrCEXSU1oBoqyl2QvZ6jIW3" crossorigin="anonymous"&gt;</text:p>
      <text:p text:style-name="Standard"><text:tab/>&lt;/head&gt;</text:p>
      <text:p text:style-name="Standard"><text:tab/></text:p>
      <text:p text:style-name="Standard"><text:s text:c="4"/>&lt;form class="/Iskakov/LR21/" method="POST"&gt;</text:p>
      <text:p text:style-name="Standard"><text:s text:c="2"/>&lt;div class="mb-3"&gt;</text:p>
      <text:p text:style-name="Standard"><text:s text:c="4"/>&lt;label for="exampleColorInput" class="form-label"&gt;Color Picker&lt;/label&gt;</text:p>
      <text:p text:style-name="Standard"><text:s text:c="4"/>&lt;input name="iv_color" type="color" class="form-control form-control-color" id="exampleColorInput" value="#ffffff" title="Choose your color"&gt;</text:p>
      <text:p text:style-name="Standard"><text:s text:c="2"/>&lt;/div&gt;</text:p>
      <text:p text:style-name="Standard"><text:s text:c="2"/>&lt;button type="submit" class="btn btn-primary"&gt;Submit&lt;/button&gt;</text:p>
      <text:p text:style-name="Standard"><text:s text:c="2"/>&lt;/form&gt;</text:p>
      <text:p text:style-name="Standard"><text:s text:c="2"/></text:p>
      <text:p text:style-name="Standard"><text:s text:c="2"/>&lt;body style="background-color:&lt;?=$bg_color?&gt;"&gt;</text:p>
      <text:p text:style-name="Standard"><text:tab/><text:tab/>&lt;div class="container"&gt;</text:p>
      <text:p text:style-name="Standard"><text:tab/><text:tab/>&lt;h1&gt;&lt;?</text:p>
      <text:p text:style-name="Standard"><text:tab/><text:tab/>echo "Выбери любимый цвет"?&gt;&lt;/h1&gt;</text:p>
      <text:p text:style-name="Standard"/>
      <text:p text:style-name="Standard"><text:s text:c="4"/>&lt;!-- Optional JavaScript; choose one of the two! --&gt;</text:p>
      <text:p text:style-name="Standard"/>
      <text:p text:style-name="Standard"><text:s text:c="4"/>&lt;!-- Option 1: Bootstrap Bundle with Popper --&gt;</text:p>
      <text:p text:style-name="Standard"><text:s text:c="4"/>&lt;script src="https://cdn.jsdelivr.net/npm/bootstrap@5.1.3/dist/js/bootstrap.bundle.min.js" integrity="sha384-ka7Sk0Gln4gmtz2MlQnikT1wXgYsOg+OMhuP+IlRH9sENBO0LRn5q+8nbTov4+1p" crossorigin="anonymous"&gt;&lt;/script&gt;</text:p>
      <text:p text:style-name="Standard"/>
      <text:p text:style-name="Standard"><text:s text:c="4"/>&lt;!-- Option 2: Separate Popper and Bootstrap JS --&gt;</text:p>
      <text:p text:style-name="Standard"><text:s text:c="4"/>&lt;!--</text:p>
      <text:p text:style-name="Standard"><text:s text:c="4"/>&lt;script src="https://cdn.jsdelivr.net/npm/@popperjs/core@2.10.2/dist/umd/popper.min.js" <text:soft-page-break/>integrity="sha384-7+zCNj/IqJ95wo16oMtfsKbZ9ccEh31eOz1HGyDuCQ6wgnyJNSYdrPa03rtR1zdB" crossorigin="anonymous"&gt;&lt;/script&gt;</text:p>
      <text:p text:style-name="Standard"><text:s text:c="4"/>&lt;script src="https://cdn.jsdelivr.net/npm/bootstrap@5.1.3/dist/js/bootstrap.min.js" integrity="sha384-QJHtvGhmr9XOIpI6YVutG+2QOK9T+ZnN4kzFN1RtK3zEFEIsxhlmWl5/YESvpZ13" crossorigin="anonymous"&gt;&lt;/script&gt;</text:p>
      <text:p text:style-name="Standard"><text:s text:c="4"/>--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$Win32 OpenOffice.org_project/411m6$Build-9775</meta:generator>
    <dc:date>2021-11-09T09:14:15.82</dc:date>
    <meta:document-statistic meta:table-count="0" meta:image-count="0" meta:object-count="0" meta:page-count="2" meta:paragraph-count="43" meta:word-count="121" meta:character-count="1885"/>
    <meta:user-defined meta:name="Info 1"/>
    <meta:user-defined meta:name="Info 2"/>
    <meta:user-defined meta:name="Info 3"/>
    <meta:user-defined meta:name="Info 4"/>
  </office:meta>
</office:document-meta>
</file>